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5in"/>
    </style:style>
    <style:style style:name="Table1.B" style:family="table-column">
      <style:table-column-properties style:column-width="0.8125in"/>
    </style:style>
    <style:style style:name="Table1.C" style:family="table-column">
      <style:table-column-properties style:column-width="3.4403in"/>
    </style:style>
    <style:style style:name="Table1.D" style:family="table-column">
      <style:table-column-properties style:column-width="1.1208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3.25in" style:type="center"/>
          <style:tab-stop style:position="6.6874in" style:type="right"/>
        </style:tab-stops>
      </style:paragraph-properties>
    </style:style>
    <style:style style:name="P3" style:family="paragraph" style:parent-style-name="Standard">
      <style:text-properties fo:font-weight="bold" style:font-weight-asian="bold"/>
    </style:style>
    <style:style style:name="P4"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5" style:family="paragraph" style:parent-style-name="Standard">
      <style:text-properties officeooo:rsid="000662fb" officeooo:paragraph-rsid="000662fb"/>
    </style:style>
    <style:style style:name="P6" style:family="paragraph" style:parent-style-name="Standard">
      <style:text-properties officeooo:rsid="00080a4c" officeooo:paragraph-rsid="00080a4c"/>
    </style:style>
    <style:style style:name="P7" style:family="paragraph" style:parent-style-name="Standard">
      <style:text-properties officeooo:rsid="00080a4c" officeooo:paragraph-rsid="000b01b6"/>
    </style:style>
    <style:style style:name="P8" style:family="paragraph" style:parent-style-name="Standard">
      <style:text-properties officeooo:rsid="00080a4c" officeooo:paragraph-rsid="000d9fab"/>
    </style:style>
    <style:style style:name="P9" style:family="paragraph" style:parent-style-name="Standard">
      <style:text-properties officeooo:rsid="000d9fab" officeooo:paragraph-rsid="000d9fab"/>
    </style:style>
    <style:style style:name="P10" style:family="paragraph" style:parent-style-name="Standard">
      <style:text-properties officeooo:rsid="000e72cb" officeooo:paragraph-rsid="000e72cb"/>
    </style:style>
    <style:style style:name="P11" style:family="paragraph" style:parent-style-name="Standard">
      <style:text-properties officeooo:rsid="00108506" officeooo:paragraph-rsid="00108506"/>
    </style:style>
    <style:style style:name="P12" style:family="paragraph" style:parent-style-name="Standard">
      <style:text-properties officeooo:rsid="00121226" officeooo:paragraph-rsid="00121226"/>
    </style:style>
    <style:style style:name="P13" style:family="paragraph" style:parent-style-name="Standard">
      <style:text-properties officeooo:rsid="001554a5" officeooo:paragraph-rsid="001554a5"/>
    </style:style>
    <style:style style:name="P14" style:family="paragraph" style:parent-style-name="Standard">
      <style:text-properties officeooo:rsid="001a9863" officeooo:paragraph-rsid="001a9863"/>
    </style:style>
    <style:style style:name="P15" style:family="paragraph" style:parent-style-name="Standard">
      <style:text-properties officeooo:rsid="001c22ef" officeooo:paragraph-rsid="001c22ef"/>
    </style:style>
    <style:style style:name="P16" style:family="paragraph" style:parent-style-name="Standard">
      <style:text-properties officeooo:rsid="001c768e" officeooo:paragraph-rsid="001c768e"/>
    </style:style>
    <style:style style:name="P17" style:family="paragraph" style:parent-style-name="Standard">
      <style:text-properties officeooo:rsid="00095d62" officeooo:paragraph-rsid="000b01b6"/>
    </style:style>
    <style:style style:name="P18" style:family="paragraph" style:parent-style-name="Standard">
      <style:text-properties officeooo:rsid="001de1d6" officeooo:paragraph-rsid="001de1d6"/>
    </style:style>
    <style:style style:name="P19" style:family="paragraph" style:parent-style-name="Standard">
      <style:text-properties officeooo:paragraph-rsid="001debba"/>
    </style:style>
    <style:style style:name="P20" style:family="paragraph" style:parent-style-name="Standard">
      <style:text-properties officeooo:rsid="001debba" officeooo:paragraph-rsid="001debba"/>
    </style:style>
    <style:style style:name="P21" style:family="paragraph" style:parent-style-name="Standard">
      <style:text-properties officeooo:rsid="0024c961" officeooo:paragraph-rsid="0024c961"/>
    </style:style>
    <style:style style:name="P22" style:family="paragraph" style:parent-style-name="Standard">
      <style:paragraph-properties fo:margin-top="0.028in" fo:margin-bottom="0.028in" loext:contextual-spacing="false"/>
      <style:text-properties fo:font-weight="bold" style:font-weight-asian="bold"/>
    </style:style>
    <style:style style:name="P23" style:family="paragraph" style:parent-style-name="Standard">
      <style:paragraph-properties fo:margin-top="0.028in" fo:margin-bottom="0.028in" loext:contextual-spacing="false" style:snap-to-layout-grid="false"/>
      <style:text-properties fo:font-weight="bold" style:font-weight-asian="bold"/>
    </style:style>
    <style:style style:name="P24" style:family="paragraph" style:parent-style-name="Standard">
      <style:paragraph-properties fo:margin-top="0.028in" fo:margin-bottom="0.028in" loext:contextual-spacing="false" style:snap-to-layout-grid="false"/>
    </style:style>
    <style:style style:name="P25" style:family="paragraph" style:parent-style-name="Heading">
      <style:paragraph-properties fo:margin-top="0in" fo:margin-bottom="0.278in" loext:contextual-spacing="false"/>
      <style:text-properties fo:font-size="20pt" style:font-size-asian="20pt"/>
    </style:style>
    <style:style style:name="P26" style:family="paragraph" style:parent-style-name="level_20_4">
      <style:text-properties officeooo:rsid="00178f35" officeooo:paragraph-rsid="00178f35"/>
    </style:style>
    <style:style style:name="P27" style:family="paragraph" style:parent-style-name="level_20_4">
      <style:text-properties officeooo:paragraph-rsid="0019a91d"/>
    </style:style>
    <style:style style:name="P28" style:family="paragraph" style:parent-style-name="level_20_4">
      <style:text-properties officeooo:rsid="0019a91d" officeooo:paragraph-rsid="0019a91d"/>
    </style:style>
    <style:style style:name="P29" style:family="paragraph" style:parent-style-name="level_20_4">
      <style:text-properties officeooo:rsid="0019fc2f" officeooo:paragraph-rsid="0019fc2f"/>
    </style:style>
    <style:style style:name="P30" style:family="paragraph" style:parent-style-name="level_20_4">
      <style:text-properties officeooo:paragraph-rsid="0019fc2f"/>
    </style:style>
    <style:style style:name="P31" style:family="paragraph" style:parent-style-name="level_20_4">
      <style:text-properties officeooo:rsid="0013734c" officeooo:paragraph-rsid="0013734c"/>
    </style:style>
    <style:style style:name="P32" style:family="paragraph" style:parent-style-name="level_20_3_20_text">
      <style:paragraph-properties fo:margin-left="0.9374in" fo:margin-right="0in" fo:text-indent="0in" style:auto-text-indent="false"/>
    </style:style>
    <style:style style:name="P33" style:family="paragraph" style:parent-style-name="level_20_3_20_text">
      <style:paragraph-properties fo:margin-left="0.9374in" fo:margin-right="0in" fo:text-indent="0in" style:auto-text-indent="false"/>
      <style:text-properties officeooo:paragraph-rsid="0019a91d"/>
    </style:style>
    <style:style style:name="P34" style:family="paragraph" style:parent-style-name="level_20_3_20_text">
      <style:paragraph-properties fo:margin-left="0.9374in" fo:margin-right="0in" fo:text-indent="0in" style:auto-text-indent="false"/>
      <style:text-properties style:font-name="Times New Roman" style:font-name-complex="Times New Roman"/>
    </style:style>
    <style:style style:name="P35" style:family="paragraph" style:parent-style-name="level_20_3_20_text">
      <style:paragraph-properties fo:margin-left="0.9374in" fo:margin-right="0in" fo:text-indent="0in" style:auto-text-indent="false"/>
      <style:text-properties style:font-name="Times New Roman" officeooo:paragraph-rsid="0019a91d" style:font-name-complex="Times New Roman"/>
    </style:style>
    <style:style style:name="P36" style:family="paragraph" style:parent-style-name="requirement">
      <style:text-properties officeooo:paragraph-rsid="0019a91d"/>
    </style:style>
    <style:style style:name="P37" style:family="paragraph" style:parent-style-name="ByLine">
      <style:text-properties officeooo:paragraph-rsid="0004c9a2"/>
    </style:style>
    <style:style style:name="P38" style:family="paragraph" style:parent-style-name="Heading">
      <style:text-properties officeooo:rsid="0004c9a2"/>
    </style:style>
    <style:style style:name="P39" style:family="paragraph" style:parent-style-name="template">
      <style:text-properties officeooo:rsid="0020e447" officeooo:paragraph-rsid="0020e447"/>
    </style:style>
    <style:style style:name="P40" style:family="paragraph" style:parent-style-name="template">
      <style:text-properties style:font-name="Times New Roman" fo:font-style="normal" officeooo:rsid="00214212" officeooo:paragraph-rsid="00214212" style:font-style-asian="normal" style:font-style-complex="normal"/>
    </style:style>
    <style:style style:name="P41" style:family="paragraph" style:parent-style-name="Heading_20_1" style:master-page-name="Convert_20_2">
      <style:paragraph-properties style:page-number="1"/>
    </style:style>
    <style:style style:name="P42" style:family="paragraph" style:parent-style-name="Heading_20_2">
      <style:text-properties officeooo:rsid="001228bd" officeooo:paragraph-rsid="00178f35"/>
    </style:style>
    <style:style style:name="P43" style:family="paragraph" style:parent-style-name="Heading_20_2">
      <style:text-properties officeooo:rsid="001228bd" officeooo:paragraph-rsid="0020e447"/>
    </style:style>
    <style:style style:name="P44" style:family="paragraph" style:parent-style-name="Heading_20_2">
      <style:text-properties officeooo:rsid="0019a91d" officeooo:paragraph-rsid="0019a91d"/>
    </style:style>
    <style:style style:name="P45" style:family="paragraph" style:parent-style-name="Heading_20_2">
      <style:text-properties officeooo:paragraph-rsid="001de1d6"/>
    </style:style>
    <style:style style:name="P46" style:family="paragraph" style:parent-style-name="TOCEntry" style:master-page-name="Convert_20_1">
      <style:paragraph-properties style:page-number="auto"/>
      <style:text-properties style:font-name="Times New Roman" fo:language="none" fo:country="none" fo:font-weight="bold" style:language-asian="none" style:country-asian="none" style:font-weight-asian="bold" style:font-name-complex="Times New Roman"/>
    </style:style>
    <style:style style:name="P47" style:family="paragraph" style:parent-style-name="line" style:master-page-name="Standard">
      <style:paragraph-properties style:page-number="1"/>
    </style:style>
    <style:style style:name="T1" style:family="text">
      <style:text-properties fo:font-size="12pt" style:font-size-asian="12pt"/>
    </style:style>
    <style:style style:name="T2" style:family="text">
      <style:text-properties fo:font-size="20pt" officeooo:rsid="0004c9a2" style:font-size-asian="20pt" style:font-size-complex="20pt"/>
    </style:style>
    <style:style style:name="T3" style:family="text">
      <style:text-properties fo:font-style="normal" style:font-style-asian="normal"/>
    </style:style>
    <style:style style:name="T4" style:family="text">
      <style:text-properties officeooo:rsid="0004c9a2"/>
    </style:style>
    <style:style style:name="T5" style:family="text">
      <style:text-properties officeooo:rsid="00055129"/>
    </style:style>
    <style:style style:name="T6" style:family="text">
      <style:text-properties officeooo:rsid="00095d62"/>
    </style:style>
    <style:style style:name="T7" style:family="text">
      <style:text-properties officeooo:rsid="000b7c54"/>
    </style:style>
    <style:style style:name="T8" style:family="text">
      <style:text-properties officeooo:rsid="000c36f0"/>
    </style:style>
    <style:style style:name="T9" style:family="text">
      <style:text-properties officeooo:rsid="000e72cb"/>
    </style:style>
    <style:style style:name="T10" style:family="text">
      <style:text-properties officeooo:rsid="00108506"/>
    </style:style>
    <style:style style:name="T11" style:family="text">
      <style:text-properties officeooo:rsid="0011a38a"/>
    </style:style>
    <style:style style:name="T12" style:family="text">
      <style:text-properties officeooo:rsid="0015d8db"/>
    </style:style>
    <style:style style:name="T13" style:family="text">
      <style:text-properties officeooo:rsid="00161af0"/>
    </style:style>
    <style:style style:name="T14" style:family="text">
      <style:text-properties officeooo:rsid="0019fc2f"/>
    </style:style>
    <style:style style:name="T15" style:family="text">
      <style:text-properties fo:font-variant="normal" fo:text-transform="none" fo:color="#660099" style:font-name="Helvetica Neue" fo:font-size="10.5pt" fo:letter-spacing="normal" fo:language="en" fo:country="US" fo:font-style="normal" style:text-underline-style="none" fo:font-weight="normal" fo:background-color="#ffffff" loext:char-shading-value="0"/>
    </style:style>
    <style:style style:name="T16" style:family="text">
      <style:text-properties fo:font-variant="normal" fo:text-transform="none" fo:color="#660099" style:font-name="Helvetica Neue" fo:font-size="10.5pt" fo:letter-spacing="normal" fo:language="en" fo:country="US" fo:font-style="normal" style:text-underline-style="none" fo:font-weight="normal" officeooo:rsid="0019fc2f" fo:background-color="#ffffff" loext:char-shading-value="0"/>
    </style:style>
    <style:style style:name="T17" style:family="text">
      <style:text-properties officeooo:rsid="001c22ef"/>
    </style:style>
    <style:style style:name="T18" style:family="text">
      <style:text-properties officeooo:rsid="001de1d6"/>
    </style:style>
    <style:style style:name="T19" style:family="text">
      <style:text-properties officeooo:rsid="001debba"/>
    </style:style>
    <style:style style:name="T20" style:family="text">
      <style:text-properties officeooo:rsid="00232172"/>
    </style:style>
    <style:style style:name="T21" style:family="text">
      <style:text-properties officeooo:rsid="0024b68a"/>
    </style:style>
    <style:style style:name="T22" style:family="text">
      <style:text-properties officeooo:rsid="0024c961"/>
    </style:style>
    <style:style style:name="T23" style:family="text">
      <style:text-properties officeooo:rsid="0027100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Heading">Software Requirements Specification</text:p>
      <text:p text:style-name="P25">for</text:p>
      <text:p text:style-name="P38">Hit &amp; Collect</text:p>
      <text:p text:style-name="ByLine">Prepared by <text:span text:style-name="T5">Ali Ihsan ELMAS</text:span></text:p>
      <text:p text:style-name="ByLine"><text:span text:style-name="T4">Big ‘</text:span><text:span text:style-name="T2">D</text:span><text:span text:style-name="T4">’ Games</text:span></text:p>
      <text:p text:style-name="P37"><text:span text:style-name="T4">Starting Date:</text:span> <text:span text:style-name="T4">22.09.2019</text:span></text:p>
      <text:p text:style-name="P37"><text:span text:style-name="T4">Finishing Date:</text:span> -<text:line-break/><text:line-break/></text:p>
      <text:p text:style-name="P46"/>
      <text:p text:style-name="P4"/>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2">Name</text:p>
          </table:table-cell>
          <table:table-cell table:style-name="Table1.B1" office:value-type="string">
            <text:p text:style-name="P22">Date</text:p>
          </table:table-cell>
          <table:table-cell table:style-name="Table1.B1" office:value-type="string">
            <text:p text:style-name="P22">Reason For Changes</text:p>
          </table:table-cell>
          <table:table-cell table:style-name="Table1.D1" office:value-type="string">
            <text:p text:style-name="P22">Version</text:p>
          </table:table-cell>
        </table:table-row>
        <table:table-row table:style-name="Table1.1">
          <table:table-cell table:style-name="Table1.A2" office:value-type="string">
            <text:p text:style-name="P23"/>
          </table:table-cell>
          <table:table-cell table:style-name="Table1.B2" office:value-type="string">
            <text:p text:style-name="P24"/>
          </table:table-cell>
          <table:table-cell table:style-name="Table1.B2" office:value-type="string">
            <text:p text:style-name="P24"/>
          </table:table-cell>
          <table:table-cell table:style-name="Table1.D2" office:value-type="string">
            <text:p text:style-name="P24"/>
          </table:table-cell>
        </table:table-row>
        <table:table-row table:style-name="Table1.1">
          <table:table-cell table:style-name="Table1.A3" office:value-type="string">
            <text:p text:style-name="P24"/>
          </table:table-cell>
          <table:table-cell table:style-name="Table1.B3" office:value-type="string">
            <text:p text:style-name="P24"/>
          </table:table-cell>
          <table:table-cell table:style-name="Table1.B3" office:value-type="string">
            <text:p text:style-name="P24"/>
          </table:table-cell>
          <table:table-cell table:style-name="Table1.D3" office:value-type="string">
            <text:p text:style-name="P24"/>
          </table:table-cell>
        </table:table-row>
      </table:table>
      <text:p text:style-name="P3"/>
      <text:p text:style-name="P3"/>
      <text:h text:style-name="P41" text:outline-level="1"><text:bookmark-start text:name="__RefHeading___Toc441230972"/>Introduction<text:bookmark-end text:name="__RefHeading___Toc441230972"/></text:h>
      <text:h text:style-name="Heading_20_2" text:outline-level="2"><text:bookmark-start text:name="__RefHeading___Toc441230973"/>Purpose <text:bookmark-end text:name="__RefHeading___Toc441230973"/></text:h>
      <text:p text:style-name="P5">This document includes the Requirement Documentation for “Hit &amp; Collect” release num: 1.0 and revision number: 1.0.0. This is mainly a “guide document” that helps reader finding for other specific, more detailed documentations.</text:p>
      <text:p text:style-name="template">&lt;Identify the product whose software requirements are specified in this document, including the revision or release number. Describe the scope of the product that is covered by this SRS, particularly if this SRS describes only part of the system or a single subsystem.&gt;</text:p>
      <text:h text:style-name="Heading_20_2" text:outline-level="2"><text:bookmark-start text:name="__RefHeading___Toc441230974"/>Document Conventions<text:bookmark-end text:name="__RefHeading___Toc441230974"/></text:h>
      <text:p text:style-name="template">&lt;Describe any standards or typographical conventions that were followed when writing this SRS, such as fonts or highlighting that have special significance. For example, state whether priorities <text:s/>for higher-level requirements are assumed to be inherited by detailed requirements, or whether every requirement statement is to have its own priority.&gt;</text:p>
      <text:h text:style-name="Heading_20_2" text:outline-level="2"><text:bookmark-start text:name="__RefHeading___Toc441230975"/>Intended Audience and Reading Suggestions<text:bookmark-end text:name="__RefHeading___Toc441230975"/></text:h>
      <text:p text:style-name="P5">This document is mainly for software developer and software test teams. For clear understanding, it’s recommended to read every section ….</text:p>
      <text:p text:style-name="template">&lt;Describe the different types of reader that the document is intended for, such as developers, project managers, marketing staff, users, testers, and documentation writers. Describe what the rest of this SRS contains and how it is organized. Suggest a sequence for reading the document, beginning with the overview sections and proceeding through the sections that are most pertinent to each reader type.&gt;</text:p>
      <text:h text:style-name="Heading_20_2" text:outline-level="2"><text:bookmark-start text:name="__RefHeading___Toc441230976"/>Product Scope<text:bookmark-end text:name="__RefHeading___Toc441230976"/></text:h>
      <text:p text:style-name="template">&lt;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gt;</text:p>
      <text:h text:style-name="Heading_20_2" text:outline-level="2"><text:bookmark-start text:name="__RefHeading___Toc441230977"/>References<text:bookmark-end text:name="__RefHeading___Toc441230977"/></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h text:style-name="Heading_20_1" text:outline-level="1"><text:bookmark-start text:name="__RefHeading___Toc441230978"/><text:soft-page-break/>Overall Description<text:bookmark-end text:name="__RefHeading___Toc441230978"/></text:h>
      <text:h text:style-name="Heading_20_2" text:outline-level="2"><text:bookmark-start text:name="__RefHeading___Toc441230979"/>Product Perspective<text:bookmark-end text:name="__RefHeading___Toc441230979"/></text:h>
      <text:p text:style-name="P6">Hit&amp;Collect is a completely new, self-contained Mobile Game. This game also has the privilege of “being the very first game” of our unbelievable company. </text:p>
      <text:p text:style-name="template">&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h text:style-name="Heading_20_2" text:outline-level="2"><text:bookmark-start text:name="__RefHeading___Toc441230980"/>Product Functions<text:bookmark-end text:name="__RefHeading___Toc441230980"/></text:h>
      <text:p text:style-name="P6">This product has … major function:</text:p>
      <text:p text:style-name="P7">* Let user select between 3 different AI approaches. <text:span text:style-name="T6">Namely, Finite State Machines, Behavior Tree, Utility-Based.</text:span></text:p>
      <text:p text:style-name="P7">* <text:span text:style-name="T7">Let user select/change variables related to AI model. (variables will be clarified later)</text:span></text:p>
      <text:p text:style-name="P17">* <text:span text:style-name="T23">M</text:span>ake two different AI(s) play against each other.</text:p>
      <text:p text:style-name="P7">* <text:span text:style-name="T7">After game is finished report details to the user.</text:span></text:p>
      <text:p text:style-name="template">&lt;Summarize the major functions the product must perform or must let the user perform. Details will be provided in Section 3, so only a high level summary (such as a bullet list) is needed here. Organize the functions to make them understandable to any reader of the SRS. A picture of the major groups of related requirements and how they relate, such as a top level data flow diagram or object class diagram, is often effective.&gt;</text:p>
      <text:h text:style-name="Heading_20_2" text:outline-level="2"><text:bookmark-start text:name="__RefHeading___Toc441230981"/>User Classes and Characteristics<text:bookmark-end text:name="__RefHeading___Toc441230981"/></text:h>
      <text:p text:style-name="P8">This product <text:span text:style-name="T8">aims mostly CS students/graduates who has some prior knowledge about game AIs especially about implemented algorithms. Also, It’s assumed that user has a good understanding of reading graphs,charts etc. </text:span></text:p>
      <text:p text:style-name="template">&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most important user classes for this product from those who are less important to satisfy.&gt;</text:p>
      <text:h text:style-name="Heading_20_2" text:outline-level="2"><text:bookmark-start text:name="__RefHeading___Toc441230982"/>Operating Environment<text:bookmark-end text:name="__RefHeading___Toc441230982"/></text:h>
      <text:p text:style-name="P9">Product is aimed for Android platform. Supporting a wide variety of versions as much as possible is desired but not an obligation.</text:p>
      <text:p text:style-name="template">&lt;Describe the environment in which the software will operate, including the hardware platform, operating system and versions, and any other software components or applications with which it must peacefully coexist.&gt;</text:p>
      <text:h text:style-name="Heading_20_2" text:outline-level="2"><text:bookmark-start text:name="__RefHeading___Toc441230983"/><text:soft-page-break/>Design and Implementation Constraints<text:bookmark-end text:name="__RefHeading___Toc441230983"/></text:h>
      <text:p text:style-name="template">&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h text:style-name="Heading_20_2" text:outline-level="2"><text:bookmark-start text:name="__RefHeading___Toc441230984"/>User Documentation<text:line-break/><text:bookmark-end text:name="__RefHeading___Toc441230984"/></text:h>
      <text:p text:style-name="P9">A help button which navigates user to a brief explanation page will be present in the app main menu. A<text:span text:style-name="T9">n</text:span> <text:span text:style-name="T9">info button will also be placed for contact/feedback</text:span> mail address. <text:span text:style-name="T9">Besides these,</text:span> <text:span text:style-name="T9">n</text:span>o online documentation is planned.</text:p>
      <text:p text:style-name="template">&lt;List the user documentation components (such as user manuals, on-line help, and tutorials) that will be delivered along with the software. Identify any known user documentation delivery formats or standards.&gt;</text:p>
      <text:h text:style-name="Heading_20_2" text:outline-level="2"><text:bookmark-start text:name="__RefHeading___Toc441230985"/>Assumptions and Dependencies<text:bookmark-end text:name="__RefHeading___Toc441230985"/></text:h>
      <text:p text:style-name="Standard"/>
      <text:p text:style-name="template">&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gt;</text:p>
      <text:h text:style-name="Heading_20_1" text:outline-level="1"><text:bookmark-start text:name="__RefHeading___Toc441230986"/>External Interface Requirements<text:bookmark-end text:name="__RefHeading___Toc441230986"/></text:h>
      <text:h text:style-name="Heading_20_2" text:outline-level="2"><text:bookmark-start text:name="__RefHeading___Toc441230987"/>User Interfaces<text:bookmark-end text:name="__RefHeading___Toc441230987"/></text:h>
      <text:p text:style-name="P10">The product has <text:span text:style-name="T13">9</text:span> main scenes:</text:p>
      <text:p text:style-name="P10"/>
      <text:p text:style-name="P10">1) Main menu scene.</text:p>
      <text:p text:style-name="P10"><text:span text:style-name="T21">3</text:span>) <text:span text:style-name="T20">How to play</text:span> scene.</text:p>
      <text:p text:style-name="P10"><text:span text:style-name="T21">4</text:span>) Info/Contact scene.</text:p>
      <text:p text:style-name="P10"><text:span text:style-name="T21">2</text:span>) AI and Game Type selection scene.</text:p>
      <text:p text:style-name="P21">5) AI type selection for Player vs AI mode.</text:p>
      <text:p text:style-name="P13"><text:span text:style-name="T22">6</text:span>-<text:span text:style-name="T12">6-7</text:span>) AI specs modification scene <text:span text:style-name="T12">for each type of AI.</text:span></text:p>
      <text:p text:style-name="P10"><text:span text:style-name="T12">8</text:span>) Game scene.</text:p>
      <text:p text:style-name="P10"><text:span text:style-name="T12">9</text:span>) <text:span text:style-name="T10">Game </text:span>Statics <text:span text:style-name="T10">scene</text:span>.<text:line-break/></text:p>
      <text:p text:style-name="P40"/>
      <text:h text:style-name="Heading_20_2" text:outline-level="2"><text:bookmark-start text:name="__RefHeading___Toc441230988"/><text:soft-page-break/>Hardware Interfaces<text:bookmark-end text:name="__RefHeading___Toc441230988"/></text:h>
      <text:p text:style-name="P11">An android mobile device will be enough <text:span text:style-name="T11">for using this product. User will touch for making decisions and in “Human vs. Computer” mode a joystick will appear for moving and character will fire to the tapped location.</text:span></text:p>
      <text:p text:style-name="template">&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h text:style-name="Heading_20_2" text:outline-level="2"><text:bookmark-start text:name="__RefHeading___Toc441230989"/>Software Interfaces<text:bookmark-end text:name="__RefHeading___Toc441230989"/></text:h>
      <text:p text:style-name="P12">Mobile device memory will be used for storing statics if saving is desired. In later versions sending data to a server may be implemented.</text:p>
      <text:p text:style-name="template">&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h text:style-name="Heading_20_2" text:outline-level="2"><text:bookmark-start text:name="__RefHeading___Toc441230990"/>Communications Interfaces<text:bookmark-end text:name="__RefHeading___Toc441230990"/></text:h>
      <text:p text:style-name="P12">There is no communication protocol needed for first version. This part will be updated in parallel with later version requirements.</text:p>
      <text:p text:style-name="template">&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text:bookmark-start text:name="__RefHeading___Toc441230991"/>System Features<text:bookmark-end text:name="__RefHeading___Toc441230991"/></text:h>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p text:style-name="P39"/>
      <text:h text:style-name="P42" text:outline-level="2"><text:bookmark-start text:name="__RefHeading___Toc441230992"/><text:s/>User selects Game Mode <text:bookmark-end text:name="__RefHeading___Toc441230992"/></text:h>
      <text:h text:style-name="P43" text:outline-level="2"><text:s/>User selects Game Mode </text:h>
      <text:p text:style-name="level_20_4">4.1.1<text:tab/>Description and Priority</text:p>
      <text:p text:style-name="P31"><text:soft-page-break/>User selects one between two different options which are “Human vs Computer” and “Computer vs Computer”. At first version “Human vs Computer” mode has much more priority. In later versions “Computer vs Computer” will be added.</text:p>
      <text:p text:style-name="level_20_4">4.1.2<text:tab/>Stimulus/Response Sequences</text:p>
      <text:p text:style-name="P26">After selection is done new scene is loaded for modifying AI specs.</text:p>
      <text:p text:style-name="P32">&lt;List the sequences of user actions and system responses that stimulate the behavior defined for this feature. These will correspond to the dialog elements associated with use cases.&gt;</text:p>
      <text:p text:style-name="level_20_4">4.1.3<text:tab/>Functional Requirements</text:p>
      <text:p text:style-name="P29">In first version non-implemented AI types will appear in pale colors and will give a message indicating that the interested implementation will appear in the next version.</text:p>
      <text:p text:style-name="P32">&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34"/>
      <text:p text:style-name="P32">&lt;Each requirement should be uniquely identified with a sequence number or a meaningful tag of some kind.&gt;</text:p>
      <text:p text:style-name="P34"/>
      <text:p text:style-name="requirement">REQ-1:<text:tab/></text:p>
      <text:p text:style-name="requirement">REQ-2:<text:tab/></text:p>
      <text:h text:style-name="P44" text:outline-level="2">User Modifies AI Variables</text:h>
      <text:p text:style-name="P27">4.1.1<text:tab/>Description and Priority</text:p>
      <text:p text:style-name="P28">Once user selects the AI type, he/she has the ability to tune the “specs”. Check diagrams for details. FSM AI has the highest priority for implementation as it’s planned to release first version with it.</text:p>
      <text:p text:style-name="P27">4.1.2<text:tab/>Stimulus/Response Sequences</text:p>
      <text:p text:style-name="P28">User tunes specs using sliding bars and selecting between discrete options. <text:span text:style-name="T14">UML </text:span>Diagrams gives details about <text:span text:style-name="T14">each specs for each AI type. Once user is ready taps on “start” button.</text:span></text:p>
      <text:p text:style-name="P33">&lt;List the sequences of user actions and system responses that stimulate the behavior defined for this feature. These will correspond to the dialog elements associated with use cases.&gt;</text:p>
      <text:p text:style-name="P27">4.1.3<text:tab/>Functional Requirements</text:p>
      <text:p text:style-name="P30"><text:span text:style-name="T14">Some default values for specs will be present in the scene and the user interaction will be checked to avoid any </text:span><text:a xlink:type="simple" xlink:href="https://www.seslisozluk.net/en/what-is-the-meaning-of-erroneous/" text:style-name="Internet_20_link" text:visited-style-name="Visited_20_Internet_20_Link">erroneous</text:a><text:span text:style-name="T15">/inconsistent </text:span><text:span text:style-name="T16">selection.</text:span></text:p>
      <text:p text:style-name="P33">&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text:soft-page-break/>Requirements should be concise, complete, unambiguous, verifiable, and necessary. Use “TBD” as a placeholder to indicate when necessary information is not yet available.&gt;</text:p>
      <text:p text:style-name="P35"/>
      <text:p text:style-name="P33">&lt;Each requirement should be uniquely identified with a sequence number or a meaningful tag of some kind.&gt;</text:p>
      <text:p text:style-name="P35"/>
      <text:p text:style-name="P36">REQ-1:<text:tab/></text:p>
      <text:p text:style-name="P36">REQ-2:<text:tab/></text:p>
      <text:h text:style-name="Heading_20_2" text:outline-level="2"><text:bookmark-start text:name="__RefHeading___Toc441230993"/>System Feature 2 (and so on)<text:bookmark-end text:name="__RefHeading___Toc441230993"/></text:h>
      <text:h text:style-name="P45" text:outline-level="2" text:is-list-header="true"><text:span text:style-name="T18">5. </text:span>Core Gameplay </text:h>
      <text:p text:style-name="P18">5.1) Game Area:</text:p>
      <text:p text:style-name="P18"><text:tab/>Game area background is a 1600*900 empty solid colored field. <text:span text:style-name="T19">Two or more characters start at random locations and fight against each other while trying to collect tokens which appear randomly in the area. Characters may throw projectiles to each other which causes damage when it hits. Some packages will appear in the field randomly.</text:span></text:p>
      <text:p text:style-name="P18"><text:tab/></text:p>
      <text:p text:style-name="P20">5.2) Mechanics</text:p>
      <text:p text:style-name="P19"/>
      <text:p text:style-name="P20">5.2.1) Character Moves:</text:p>
      <text:p text:style-name="P20"><text:tab/>In game area characters may make their ways towards desired locations. Some obstacles may block their way and prevent them from moving through that part of map. Player moves his avatar using a joystick.</text:p>
      <text:p text:style-name="P20">5.2.2) Character Collects Packages:</text:p>
      <text:p text:style-name="P19"><text:tab/><text:span text:style-name="T19">In first version just ammo and health packages will appear in the field which will strengthen the related attribute.</text:span></text:p>
      <text:p text:style-name="P20">5.2.3) Character Fires Projectiles:</text:p>
      <text:p text:style-name="P19"><text:tab/><text:span text:style-name="T19">Characters may fire projectiles which will consume ammo. Player fires towards any clicked direction while A.I aims and fires automatically.</text:span></text:p>
      <text:p text:style-name="Standard"/>
      <text:p text:style-name="Standard"/>
      <text:h text:style-name="Heading_20_1" text:outline-level="1"><text:bookmark-start text:name="__RefHeading___Toc441230994"/>Other Nonfunctional Requirements<text:bookmark-end text:name="__RefHeading___Toc441230994"/></text:h>
      <text:h text:style-name="Heading_20_2" text:outline-level="2"><text:bookmark-start text:name="__RefHeading___Toc441230995"/>Performance Requirements<text:bookmark-end text:name="__RefHeading___Toc441230995"/></text:h>
      <text:p text:style-name="P14">5.1.1 Size</text:p>
      <text:p text:style-name="P14">Making app build size as small as possible is desired. For this purpose no high quality, appealing textures/images <text:span text:style-name="T17">will be used for items nor for characters. Researching size optimization for Unity may help a lot also.</text:span></text:p>
      <text:p text:style-name="P14"/>
      <text:p text:style-name="P15">5.1.2 Computation Performance</text:p>
      <text:p text:style-name="P15">First step is implementing AI algorithm as similar as possible to designed architecture. Then, since AI algorithms may require a great amount of computation power, code optimizations can be implemented without sacrificing design details. </text:p>
      <text:p text:style-name="P14"><text:soft-page-break/></text:p>
      <text:p text:style-name="template">&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_20_2" text:outline-level="2"><text:bookmark-start text:name="__RefHeading___Toc441230996"/>Safety Requirements<text:bookmark-end text:name="__RefHeading___Toc441230996"/></text:h>
      <text:p text:style-name="P16">No safety requirement presents.</text:p>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text:bookmark-start text:name="__RefHeading___Toc441230997"/>Security Requirements<text:bookmark-end text:name="__RefHeading___Toc441230997"/></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text:bookmark-start text:name="__RefHeading___Toc441230998"/>Software Quality Attributes<text:bookmark-end text:name="__RefHeading___Toc441230998"/></text:h>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2" text:outline-level="2"><text:bookmark-start text:name="__RefHeading___Toc441230999"/>Business Rules<text:bookmark-end text:name="__RefHeading___Toc441230999"/></text:h>
      <text:p text:style-name="template">&lt;List any operating principles about the product, such as which individuals or roles can perform which functions under specific circumstances. These are not functional requirements in themselves, but they may imply certain functional requirements to enforce the rules.&gt;</text:p>
      <text:h text:style-name="Heading_20_1" text:outline-level="1"><text:bookmark-start text:name="__RefHeading___Toc441231000"/>Other Requirements<text:bookmark-end text:name="__RefHeading___Toc441231000"/></text:h>
      <text:p text:style-name="template">&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text:bookmark-start text:name="__RefHeading___Toc441231001"/>Appendix A: Glossary<text:bookmark-end text:name="__RefHeading___Toc441231001"/></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text:bookmark-start text:name="__RefHeading___Toc441231002"/><text:soft-page-break/>Appendix B: Analysis Models<text:bookmark-end text:name="__RefHeading___Toc441231002"/></text:p>
      <text:p text:style-name="template">&lt;Optionally, include any pertinent analysis models, such as data flow diagrams, class diagrams, state-transition diagrams, or entity-relationship diagrams<text:span text:style-name="T3">.&gt;</text:span></text:p>
      <text:p text:style-name="TOCEntry"><text:bookmark-start text:name="__RefHeading___Toc441231003"/>Appendix C: To Be Determined List<text:bookmark-end text:name="__RefHeading___Toc441231003"/></text:p>
      <text:p text:style-name="template">&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fo:font-size="12pt" style:font-size-asian="12pt"/>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2">
      <style:header>
        <text:p text:style-name="Header">Software<text:span text:style-name="MT1">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style:header>
        <text:p text:style-name="MP2">Software<text:span text:style-name="MT1"> </text:span>Requirements Specification for &lt;Project&gt;<text:tab/><text:tab/>Page <text:page-number text:select-page="current">8</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1-05-17T20:26:00</meta:creation-date>
    <dc:date>2019-09-27T19:46:58.142813583</dc:date>
    <meta:editing-cycles>24</meta:editing-cycles>
    <meta:editing-duration>PT3H34M2S</meta:editing-duration>
    <meta:generator>LibreOffice/6.0.7.3$Linux_X86_64 LibreOffice_project/00m0$Build-3</meta:generator>
    <meta:document-statistic meta:table-count="1" meta:image-count="0" meta:object-count="0" meta:page-count="10" meta:paragraph-count="134" meta:word-count="2539" meta:character-count="16862" meta:non-whitespace-character-count="14462"/>
  </office:meta>
</office:document-meta>
</file>